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6.59cm"/>
    </style:style>
    <style:style style:name="co10" style:family="table-column">
      <style:table-column-properties fo:break-before="auto" style:column-width="7.93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5.699cm"/>
    </style:style>
    <style:style style:name="co14" style:family="table-column">
      <style:table-column-properties fo:break-before="auto" style:column-width="3.284cm"/>
    </style:style>
    <style:style style:name="co15" style:family="table-column">
      <style:table-column-properties fo:break-before="auto" style:column-width="3.665cm"/>
    </style:style>
    <style:style style:name="co16" style:family="table-column">
      <style:table-column-properties fo:break-before="auto" style:column-width="3.849cm"/>
    </style:style>
    <style:style style:name="co17" style:family="table-column">
      <style:table-column-properties fo:break-before="auto" style:column-width="5.373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5.2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2a6099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158466" style:text-align-source="fix" style:repeat-content="false" fo:border="2.49pt solid #000000" style:direction="ttb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2.49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de59" style:text-align-source="fix" style:repeat-content="false" fo:border="2.49pt solid #000000" style:direction="ttb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9211e" style:text-align-source="fix" style:repeat-content="false" fo:border="2.49pt solid #000000" style:direction="ttb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2.49pt solid #000000" style:direction="ttb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style:text-align-source="fix" style:repeat-content="false" fo:border="2.49pt solid #000000" style:direction="ttb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dddddd" fo:border-left="none" fo:border-right="none" fo:border-top="2.49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5983b0" style:text-align-source="fix" style:repeat-content="false" fo:border="2.49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b4c7dc" fo:border-left="none" fo:border-right="0.99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99pt fine-dashed #000000" fo:background-color="#dddddd" style:diagonal-bl-tr="none" style:text-align-source="fix" style:repeat-content="false" fo:border-left="none" fo:border-right="1.5pt solid #000000" fo:border-top="0.99pt fine-dashe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49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99pt fine-dashed #000000" fo:background-color="#dddddd" style:diagonal-bl-tr="none" style:text-align-source="fix" style:repeat-content="false" fo:border-left="none" fo:border-right="1.5pt solid #000000" fo:border-top="0.99pt fine-dashe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99pt fine-dashed #000000" fo:background-color="#dddddd" style:diagonal-bl-tr="none" style:text-align-source="fix" style:repeat-content="false" fo:border-left="none" fo:border-right="1.5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fine-dashe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fine-dashe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99pt dashe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dashe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5983b0" style:text-align-source="fix" style:repeat-content="false" fo:border="2.49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99pt fine-dashed #000000" style:diagonal-bl-tr="none" fo:border-left="none" fo:border-right="none" fo:border-top="0.99pt fine-dashe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style:diagonal-bl-tr="none" fo:border-left="none" fo:border-right="none" fo:border-top="0.99pt fine-dashe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99pt fine-dashed #000000" style:diagonal-bl-tr="none" fo:border-left="none" fo:border-right="none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fine-dashed #000000" fo:border-left="none" fo:border-right="none" fo:border-top="none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dashed #000000" fo:border-left="none" fo:border-right="none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="1.5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ffff" style:text-align-source="fix" style:repeat-content="false" fo:border="1.5pt solid #000000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5983b0" style:text-align-source="fix" style:repeat-content="false" fo:border="2.49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37">
      <style:table-cell-properties fo:border-bottom="1.5pt solid #000000" fo:background-color="#81d41a" style:text-align-source="fix" style:repeat-content="false" fo:border-left="none" fo:border-right="2.49pt solid #000000" fo:border-top="1.5pt solid #000000"/>
      <style:paragraph-properties fo:text-align="center" fo:margin-left="0cm"/>
      <style:text-properties fo:font-size="14pt" style:font-size-asian="14pt" style:font-size-complex="14pt"/>
    </style:style>
    <style:style style:name="ce65" style:family="table-cell" style:parent-style-name="Default" style:data-style-name="N37">
      <style:table-cell-properties fo:border-bottom="1.5pt solid #000000" fo:background-color="#ffff00" style:text-align-source="fix" style:repeat-content="false" fo:border-left="none" fo:border-right="2.49pt solid #000000" fo:border-top="1.5pt solid #000000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 style:data-style-name="N37">
      <style:table-cell-properties fo:border-bottom="1.5pt solid #000000" fo:background-color="#ffffff" style:text-align-source="fix" style:repeat-content="false" fo:border-left="none" fo:border-right="2.49pt solid #000000" fo:border-top="1.5pt solid #000000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 style:data-style-name="N37">
      <style:table-cell-properties fo:border-bottom="1.5pt solid #000000" fo:background-color="#b4c7dc" style:text-align-source="fix" style:repeat-content="false" fo:border-left="none" fo:border-right="2.49pt solid #000000" fo:border-top="1.5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ffffff" fo:border="1.5pt solid #000000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none" fo:background-color="#dee6e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1.5pt solid #000000" fo:background-color="#ffffff" fo:border-left="2.49pt solid #000000" fo:border-right="1.5pt solid #000000" fo:border-top="1.5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069a2e" style:text-align-source="fix" style:repeat-content="false" style:direction="ttb" style:vertical-align="middle"/>
      <style:paragraph-properties fo:text-align="center"/>
      <style:text-properties fo:color="#eeeeee" fo:font-size="24pt" style:font-size-asian="24pt" style:font-size-complex="24pt"/>
    </style:style>
    <style:style style:name="ce86" style:family="table-cell" style:parent-style-name="Default">
      <style:table-cell-properties fo:background-color="#dee7e5"/>
    </style:style>
    <style:style style:name="ce75" style:family="table-cell" style:parent-style-name="Default">
      <style:table-cell-properties fo:border-bottom="1.5pt solid #000000" fo:background-color="#e6e905" style:text-align-source="fix" style:repeat-content="false" fo:border-left="none" fo:border-right="none" fo:border-top="1.5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Zeitplan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4" table:default-cell-style-name="ce20"/>
        <table:table-column table:style-name="co7" table:default-cell-style-name="ce20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11" table:number-columns-repeated="5" table:default-cell-style-name="ce19"/>
        <table:table-column table:style-name="co11" table:number-columns-repeated="1002" table:default-cell-style-name="ce20"/>
        <table:table-row table:style-name="ro1">
          <table:table-cell table:style-name="ce8"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ubject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Theme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1" table:number-rows-spanned="10">
            <text:p>1. HALF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 table:number-columns-spanned="1" table:number-rows-spanned="4">
            <text:p>Prework</text:p>
          </table:table-cell>
          <table:table-cell table:number-columns-repeated="5"/>
          <table:table-cell table:style-name="ce70" office:value-type="string" calcext:value-type="string" table:number-columns-spanned="1" table:number-rows-spanned="2">
            <text:p>Themen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2" calcext:value-type="float">
            <text:p>2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3" calcext:value-type="float">
            <text:p>3</text:p>
          </table:table-cell>
          <table:covered-table-cell table:style-name="ce31"/>
          <table:table-cell table:number-columns-repeated="5"/>
          <table:table-cell table:style-name="ce70" office:value-type="string" calcext:value-type="string" table:number-columns-spanned="1" table:number-rows-spanned="2">
            <text:p>Fragestellung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4" calcext:value-type="float">
            <text:p>4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5" calcext:value-type="float">
            <text:p>5</text:p>
          </table:table-cell>
          <table:table-cell table:style-name="ce32" office:value-type="string" calcext:value-type="string">
            <text:p>TeX</text:p>
          </table:table-cell>
          <table:table-cell table:style-name="ce54" table:number-columns-repeated="5"/>
          <table:table-cell table:style-name="ce73" office:value-type="string" calcext:value-type="string">
            <text:p>Grundgerüst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 table:number-columns-spanned="1" table:number-rows-spanned="3">
            <text:p>Work</text:p>
          </table:table-cell>
          <table:table-cell table:number-columns-repeated="5"/>
          <table:table-cell table:style-name="ce70" office:value-type="string" calcext:value-type="string" table:number-columns-spanned="1" table:number-rows-spanned="3">
            <text:p>Antwort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7" calcext:value-type="float">
            <text:p>7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8" calcext:value-type="float">
            <text:p>8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9" calcext:value-type="float">
            <text:p>9</text:p>
          </table:table-cell>
          <table:table-cell table:style-name="ce32" office:value-type="string" calcext:value-type="string">
            <text:p>TeX</text:p>
          </table:table-cell>
          <table:table-cell table:style-name="ce54" table:number-columns-repeated="5"/>
          <table:table-cell table:style-name="ce73" office:value-type="string" calcext:value-type="string">
            <text:p>Schreiben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0" calcext:value-type="float">
            <text:p>10</text:p>
          </table:table-cell>
          <table:table-cell table:style-name="ce35" office:value-type="string" calcext:value-type="string">
            <text:p>Puffer</text:p>
          </table:table-cell>
          <table:table-cell table:number-columns-repeated="5" table:style-name="ce55" office:value-type="string" calcext:value-type="string">
            <text:p>?</text:p>
          </table:table-cell>
          <table:table-cell table:style-name="ce7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 table:number-columns-spanned="1" table:number-rows-spanned="10">
            <text:p>2. HALF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 table:number-columns-spanned="1" table:number-rows-spanned="4">
            <text:p>Work</text:p>
          </table:table-cell>
          <table:table-cell table:number-columns-repeated="5"/>
          <table:table-cell table:style-name="ce70" office:value-type="string" calcext:value-type="string" table:number-columns-spanned="1" table:number-rows-spanned="4">
            <text:p>Code, Proofs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2" calcext:value-type="float">
            <text:p>12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3" calcext:value-type="float">
            <text:p>13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4" calcext:value-type="float">
            <text:p>14</text:p>
          </table:table-cell>
          <table:covered-table-cell table:style-name="ce31"/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5" calcext:value-type="float">
            <text:p>15</text:p>
          </table:table-cell>
          <table:table-cell table:style-name="ce45" office:value-type="string" calcext:value-type="string" table:number-columns-spanned="1" table:number-rows-spanned="2">
            <text:p>TeX</text:p>
          </table:table-cell>
          <table:table-cell table:style-name="ce56" table:number-columns-repeated="5"/>
          <table:table-cell table:style-name="ce70" office:value-type="string" calcext:value-type="string" table:number-columns-spanned="1" table:number-rows-spanned="2">
            <text:p>Schreiben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6" calcext:value-type="float">
            <text:p>16</text:p>
          </table:table-cell>
          <table:covered-table-cell table:style-name="ce46" office:value-type="string" calcext:value-type="string">
            <text:p>TeX</text:p>
          </table:covered-table-cell>
          <table:table-cell table:style-name="ce57"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7" calcext:value-type="float">
            <text:p>17</text:p>
          </table:table-cell>
          <table:table-cell table:style-name="ce47" office:value-type="string" calcext:value-type="string" table:number-columns-spanned="1" table:number-rows-spanned="3">
            <text:p>Refine</text:p>
          </table:table-cell>
          <table:table-cell table:number-columns-repeated="5"/>
          <table:table-cell table:style-name="ce70" office:value-type="string" calcext:value-type="string" table:number-columns-spanned="1" table:number-rows-spanned="3">
            <text:p>Code, Proofs</text:p>
          </table:table-cell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8" calcext:value-type="float">
            <text:p>18</text:p>
          </table:table-cell>
          <table:covered-table-cell table:style-name="ce31" office:value-type="string" calcext:value-type="string">
            <text:p>Refine</text:p>
          </table:covered-table-cell>
          <table:table-cell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19" calcext:value-type="float">
            <text:p>19</text:p>
          </table:table-cell>
          <table:covered-table-cell table:style-name="ce48" office:value-type="string" calcext:value-type="string">
            <text:p>Refine</text:p>
          </table:covered-table-cell>
          <table:table-cell table:style-name="ce58" table:number-columns-repeated="5"/>
          <table:covered-table-cell table:style-name="ce73"/>
          <table:table-cell table:number-columns-repeated="1015"/>
        </table:table-row>
        <table:table-row table:style-name="ro1">
          <table:covered-table-cell table:style-name="ce12"/>
          <table:table-cell table:style-name="ce22" office:value-type="float" office:value="20" calcext:value-type="float">
            <text:p>20</text:p>
          </table:table-cell>
          <table:table-cell table:style-name="ce35" office:value-type="string" calcext:value-type="string">
            <text:p>Puffer</text:p>
          </table:table-cell>
          <table:table-cell table:number-columns-repeated="5" table:style-name="ce55" office:value-type="string" calcext:value-type="string">
            <text:p>?</text:p>
          </table:table-cell>
          <table:table-cell table:style-name="ce7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 table:number-columns-spanned="1" table:number-rows-spanned="4">
            <text:p>KOR</text:p>
          </table:table-cell>
          <table:table-cell table:style-name="ce22" office:value-type="float" office:value="21" calcext:value-type="float">
            <text:p>21</text:p>
          </table:table-cell>
          <table:table-cell table:style-name="ce49" office:value-type="string" calcext:value-type="string" table:number-columns-spanned="1" table:number-rows-spanned="4">
            <text:p>Final TeX</text:p>
          </table:table-cell>
          <table:table-cell table:number-columns-repeated="5"/>
          <table:table-cell table:style-name="ce73" office:value-type="string" calcext:value-type="string">
            <text:p>Schreiben</text:p>
          </table:table-cell>
          <table:table-cell table:number-columns-repeated="1015"/>
        </table:table-row>
        <table:table-row table:style-name="ro1">
          <table:covered-table-cell table:style-name="ce15"/>
          <table:table-cell table:style-name="ce22" office:value-type="float" office:value="22" calcext:value-type="float">
            <text:p>22</text:p>
          </table:table-cell>
          <table:covered-table-cell table:style-name="ce31" office:value-type="string" calcext:value-type="string">
            <text:p>Final TeX</text:p>
          </table:covered-table-cell>
          <table:table-cell table:number-columns-repeated="5"/>
          <table:table-cell table:style-name="ce73" office:value-type="string" calcext:value-type="string">
            <text:p>Korrektur</text:p>
          </table:table-cell>
          <table:table-cell table:number-columns-repeated="1015"/>
        </table:table-row>
        <table:table-row table:style-name="ro1">
          <table:covered-table-cell table:style-name="ce15"/>
          <table:table-cell table:style-name="ce22" office:value-type="float" office:value="23" calcext:value-type="float">
            <text:p>23</text:p>
          </table:table-cell>
          <table:covered-table-cell table:style-name="ce31" office:value-type="string" calcext:value-type="string">
            <text:p>Final TeX</text:p>
          </table:covered-table-cell>
          <table:table-cell table:number-columns-repeated="5"/>
          <table:table-cell table:style-name="ce73" office:value-type="string" calcext:value-type="string">
            <text:p>Schreiben</text:p>
          </table:table-cell>
          <table:table-cell table:number-columns-repeated="1015"/>
        </table:table-row>
        <table:table-row table:style-name="ro1">
          <table:covered-table-cell table:style-name="ce15"/>
          <table:table-cell table:style-name="ce22" office:value-type="float" office:value="24" calcext:value-type="float">
            <text:p>24</text:p>
          </table:table-cell>
          <table:covered-table-cell table:style-name="ce50" office:value-type="string" calcext:value-type="string">
            <text:p>Final TeX</text:p>
          </table:covered-table-cell>
          <table:table-cell table:style-name="ce59" table:number-columns-repeated="5"/>
          <table:table-cell table:style-name="ce73" office:value-type="string" calcext:value-type="string">
            <text:p>Korrektu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 table:number-columns-spanned="1" table:number-rows-spanned="2">
            <text:p>P</text:p>
          </table:table-cell>
          <table:table-cell table:style-name="ce22" office:value-type="float" office:value="25" calcext:value-type="float">
            <text:p>25</text:p>
          </table:table-cell>
          <table:table-cell table:style-name="ce51" office:value-type="string" calcext:value-type="string" table:number-columns-spanned="1" table:number-rows-spanned="2">
            <text:p>Puffer</text:p>
          </table:table-cell>
          <table:table-cell table:number-columns-repeated="5" table:style-name="ce60" office:value-type="string" calcext:value-type="string">
            <text:p>?</text:p>
          </table:table-cell>
          <table:table-cell table:style-name="ce73"/>
          <table:table-cell table:number-columns-repeated="1015"/>
        </table:table-row>
        <table:table-row table:style-name="ro1">
          <table:covered-table-cell table:style-name="ce15"/>
          <table:table-cell table:style-name="ce22" office:value-type="float" office:value="26" calcext:value-type="float">
            <text:p>26</text:p>
          </table:table-cell>
          <table:covered-table-cell table:style-name="ce35" office:value-type="string" calcext:value-type="string">
            <text:p>Puffer</text:p>
          </table:covered-table-cell>
          <table:table-cell table:number-columns-repeated="5" table:style-name="ce55" office:value-type="string" calcext:value-type="string">
            <text:p>?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17" table:number-columns-repeated="2"/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Theme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Prework</text:p>
          </table:table-cell>
          <table:table-cell table:style-name="ce61" office:value-type="string" calcext:value-type="string">
            <text:p>Verstehen</text:p>
          </table:table-cell>
          <table:table-cell table:style-name="ce61" office:value-type="string" calcext:value-type="string">
            <text:p>Bearbeiten</text:p>
          </table:table-cell>
          <table:table-cell table:style-name="ce61" office:value-type="string" calcext:value-type="string">
            <text:p>-</text:p>
          </table:table-cell>
          <table:table-cell table:number-columns-repeated="2" table:style-name="ce61" office:value-type="string" calcext:value-type="string">
            <text:p>Verstehen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Work</text:p>
          </table:table-cell>
          <table:table-cell table:style-name="ce61" office:value-type="string" calcext:value-type="string">
            <text:p>Verstehen</text:p>
          </table:table-cell>
          <table:table-cell table:style-name="ce61" office:value-type="string" calcext:value-type="string">
            <text:p>Bearbeiten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Verstehen</text:p>
          </table:table-cell>
          <table:table-cell table:style-name="ce61" office:value-type="string" calcext:value-type="string">
            <text:p>Bearbeiten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Refine</text:p>
          </table:table-cell>
          <table:table-cell table:number-columns-repeated="2" table:style-name="ce61" office:value-type="string" calcext:value-type="string">
            <text:p>Bearbeiten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Recap</text:p>
          </table:table-cell>
          <table:table-cell table:style-name="ce61" office:value-type="string" calcext:value-type="string">
            <text:p>Bearbeiten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TeX</text:p>
          </table:table-cell>
          <table:table-cell table:style-name="ce61" office:value-type="string" calcext:value-type="string">
            <text:p>LaTeX</text:p>
          </table:table-cell>
          <table:table-cell table:style-name="ce61" office:value-type="string" calcext:value-type="string">
            <text:p>Bearbeiten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LaTeX</text:p>
          </table:table-cell>
          <table:table-cell table:style-name="ce61" office:value-type="string" calcext:value-type="string">
            <text:p>Clean-Up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Final TeX</text:p>
          </table:table-cell>
          <table:table-cell table:number-columns-repeated="2" table:style-name="ce61" office:value-type="string" calcext:value-type="string">
            <text:p>LaTeX</text:p>
          </table:table-cell>
          <table:table-cell table:style-name="ce61" office:value-type="string" calcext:value-type="string">
            <text:p>-</text:p>
          </table:table-cell>
          <table:table-cell table:number-columns-repeated="2" table:style-name="ce61" office:value-type="string" calcext:value-type="string">
            <text:p>LaTeX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52" table:number-columns-spanned="6" table:number-rows-spanned="1"/>
          <table:covered-table-cell table:number-columns-repeated="5" table:style-name="ce19"/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53" office:value-type="string" calcext:value-type="string" table:number-columns-spanned="6" table:number-rows-spanned="1">
            <text:p>Recurring Meetings</text:p>
          </table:table-cell>
          <table:covered-table-cell table:number-columns-repeated="5"/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Theme</text:p>
          </table:table-cell>
          <table:table-cell table:style-name="ce68" office:value-type="string" calcext:value-type="string">
            <text:p>Recap</text:p>
          </table:table-cell>
          <table:table-cell table:style-name="ce68" office:value-type="string" calcext:value-type="string">
            <text:p>Ergebnisse</text:p>
          </table:table-cell>
          <table:table-cell table:style-name="ce68" office:value-type="string" calcext:value-type="string">
            <text:p>Fragen</text:p>
          </table:table-cell>
          <table:table-cell table:style-name="ce68" office:value-type="string" calcext:value-type="string">
            <text:p>Neuer Plan</text:p>
          </table:table-cell>
          <table:table-cell table:style-name="ce68" office:value-type="string" calcext:value-type="string">
            <text:p>Puffer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21" office:value-type="string" calcext:value-type="string">
            <text:p>Time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20" calcext:value-type="float">
            <text:p>20</text:p>
          </table:table-cell>
          <table:table-cell table:style-name="ce68" office:value-type="string" calcext:value-type="string">
            <text:p>5 – 10</text:p>
          </table:table-cell>
          <table:table-cell table:style-name="ce68" office:value-type="string" calcext:value-type="string">
            <text:p>10 – 15</text:p>
          </table:table-cell>
          <table:table-cell table:style-name="ce19"/>
          <table:table-cell table:number-columns-repeated="1015"/>
        </table:table-row>
        <table:table-row table:style-name="ro1" table:number-rows-repeated="51">
          <table:table-cell table:style-name="ce19" table:number-columns-repeated="9"/>
          <table:table-cell table:number-columns-repeated="1015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gesplan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1" table:number-columns-repeated="44" table:default-cell-style-name="ce76"/>
        <table:table-column table:style-name="co11" table:number-columns-repeated="973" table:default-cell-style-name="Default"/>
        <table:table-row table:style-name="ro2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Subject</text:p>
          </table:table-cell>
          <table:table-cell table:style-name="ce9" office:value-type="string" calcext:value-type="string">
            <text:p>Sprint 1</text:p>
          </table:table-cell>
          <table:table-cell table:style-name="ce9" office:value-type="string" calcext:value-type="string">
            <text:p>Sprint 2</text:p>
          </table:table-cell>
          <table:table-cell table:style-name="ce9" office:value-type="string" calcext:value-type="string">
            <text:p>Sprint 3</text:p>
          </table:table-cell>
          <table:table-cell table:style-name="ce9" office:value-type="string" calcext:value-type="string">
            <text:p>Sprint 4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Month</text:p>
          </table:table-cell>
          <table:table-cell table:number-columns-repeated="1016"/>
        </table:table-row>
        <table:table-row table:style-name="ro2">
          <table:table-cell table:style-name="ce64" office:value-type="date" office:date-value="2022-01-09" calcext:value-type="date">
            <text:p>09.01.22</text:p>
          </table:table-cell>
          <table:table-cell table:style-name="ce69" office:value-type="string" calcext:value-type="string">
            <text:p>Verstehen</text:p>
          </table:table-cell>
          <table:table-cell table:number-columns-repeated="2" table:style-name="ce69" office:value-type="string" calcext:value-type="string">
            <text:p>Homom Path</text:p>
          </table:table-cell>
          <table:table-cell table:style-name="ce69" office:value-type="string" calcext:value-type="string">
            <text:p>Homom Cycle</text:p>
          </table:table-cell>
          <table:table-cell table:style-name="ce69" office:value-type="string" calcext:value-type="string">
            <text:p>LaTeX</text:p>
          </table:table-cell>
          <table:table-cell table:style-name="ce72"/>
          <table:table-cell table:style-name="ce85" office:value-type="string" calcext:value-type="string" table:number-columns-spanned="1" table:number-rows-spanned="23">
            <text:p>Januar</text:p>
          </table:table-cell>
          <table:table-cell table:number-columns-repeated="1016"/>
        </table:table-row>
        <table:table-row table:style-name="ro2">
          <table:table-cell table:style-name="ce65" office:value-type="date" office:date-value="2022-01-10" calcext:value-type="date">
            <text:p>10.01.22</text:p>
          </table:table-cell>
          <table:table-cell table:style-name="ce69" office:value-type="string" calcext:value-type="string">
            <text:p>Verstehen</text:p>
          </table:table-cell>
          <table:table-cell table:style-name="ce69" office:value-type="string" calcext:value-type="string">
            <text:p>Homom inj/surj</text:p>
          </table:table-cell>
          <table:table-cell table:style-name="ce69" office:value-type="string" calcext:value-type="string">
            <text:p>Homom Auto</text:p>
          </table:table-cell>
          <table:table-cell table:style-name="ce69" office:value-type="string" calcext:value-type="string">
            <text:p>LaTeX, GitHub</text:p>
          </table:table-cell>
          <table:table-cell table:style-name="ce69" office:value-type="string" calcext:value-type="string">
            <text:p>-</text:p>
          </table:table-cell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5" office:value-type="date" office:date-value="2022-01-11" calcext:value-type="date">
            <text:p>11.01.22</text:p>
          </table:table-cell>
          <table:table-cell table:style-name="ce69" office:value-type="string" calcext:value-type="string">
            <text:p>Recap</text:p>
          </table:table-cell>
          <table:table-cell table:number-columns-repeated="2" table:style-name="ce69" office:value-type="string" calcext:value-type="string">
            <text:p>Jens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string" calcext:value-type="string">
            <text:p>Plan</text:p>
          </table:table-cell>
          <table:table-cell table:style-name="ce72" office:value-type="string" calcext:value-type="string">
            <text:p>Recap day</text:p>
          </table:table-cell>
          <table:covered-table-cell table:style-name="Default"/>
          <table:table-cell table:number-columns-repeated="1016"/>
        </table:table-row>
        <table:table-row table:style-name="ro2">
          <table:table-cell table:style-name="ce65" office:value-type="date" office:date-value="2022-01-12" calcext:value-type="date">
            <text:p>12.01.22</text:p>
          </table:table-cell>
          <table:table-cell table:style-name="ce69" office:value-type="string" calcext:value-type="string">
            <text:p>Verstehen</text:p>
          </table:table-cell>
          <table:table-cell table:style-name="ce69" office:value-type="string" calcext:value-type="string">
            <text:p>CR</text:p>
          </table:table-cell>
          <table:table-cell table:style-name="ce69" office:value-type="string" calcext:value-type="string">
            <text:p>Tree Decomposition</text:p>
          </table:table-cell>
          <table:table-cell table:style-name="ce69" office:value-type="string" calcext:value-type="string">
            <text:p>k-WL</text:p>
          </table:table-cell>
          <table:table-cell table:style-name="ce69" office:value-type="string" calcext:value-type="string">
            <text:p>Treewidth</text:p>
          </table:table-cell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13" calcext:value-type="date">
            <text:p>13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14" calcext:value-type="date">
            <text:p>14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15" calcext:value-type="date">
            <text:p>15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16" calcext:value-type="date">
            <text:p>16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17" calcext:value-type="date">
            <text:p>17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18" calcext:value-type="date">
            <text:p>18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19" calcext:value-type="date">
            <text:p>19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20" calcext:value-type="date">
            <text:p>20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21" calcext:value-type="date">
            <text:p>21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22" calcext:value-type="date">
            <text:p>22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23" calcext:value-type="date">
            <text:p>23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24" calcext:value-type="date">
            <text:p>24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25" calcext:value-type="date">
            <text:p>25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26" calcext:value-type="date">
            <text:p>26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27" calcext:value-type="date">
            <text:p>27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28" calcext:value-type="date">
            <text:p>28.01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43"/>
          <table:table-cell table:style-name="ce86" table:number-columns-repeated="973"/>
        </table:table-row>
        <table:table-row table:style-name="ro2">
          <table:table-cell table:style-name="ce66" office:value-type="date" office:date-value="2022-01-29" calcext:value-type="date">
            <text:p>29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30" calcext:value-type="date">
            <text:p>30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1-31" calcext:value-type="date">
            <text:p>31.01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3">
          <table:table-cell table:style-name="ce67" office:value-type="string" calcext:value-type="string" table:number-columns-spanned="1" table:number-rows-spanned="4">
            <text:p>Ziel / Erreicht</text:p>
          </table:table-cell>
          <table:table-cell table:style-name="ce71" table:number-columns-spanned="3" table:number-rows-spanned="4"/>
          <table:covered-table-cell table:number-columns-repeated="2" table:style-name="ce81"/>
          <table:table-cell table:style-name="ce71" table:number-columns-spanned="3" table:number-rows-spanned="4"/>
          <table:covered-table-cell table:number-columns-repeated="2" table:style-name="ce81"/>
          <table:table-cell table:style-name="ce75" table:number-columns-spanned="1" table:number-rows-spanned="4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1" calcext:value-type="date">
            <text:p>01.02.22</text:p>
          </table:table-cell>
          <table:table-cell table:style-name="ce69" table:number-columns-repeated="5"/>
          <table:table-cell table:style-name="ce72"/>
          <table:table-cell table:style-name="ce85" office:value-type="string" calcext:value-type="string" table:number-columns-spanned="1" table:number-rows-spanned="28">
            <text:p>Februar</text:p>
          </table:table-cell>
          <table:table-cell table:number-columns-repeated="1016"/>
        </table:table-row>
        <table:table-row table:style-name="ro2">
          <table:table-cell table:style-name="ce66" office:value-type="date" office:date-value="2022-02-02" calcext:value-type="date">
            <text:p>02.02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1016"/>
        </table:table-row>
        <table:table-row table:style-name="ro2">
          <table:table-cell table:style-name="ce66" office:value-type="date" office:date-value="2022-02-03" calcext:value-type="date">
            <text:p>03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4" calcext:value-type="date">
            <text:p>04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5" calcext:value-type="date">
            <text:p>05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6" calcext:value-type="date">
            <text:p>06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7" calcext:value-type="date">
            <text:p>07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8" calcext:value-type="date">
            <text:p>08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09" calcext:value-type="date">
            <text:p>09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0" calcext:value-type="date">
            <text:p>10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1" calcext:value-type="date">
            <text:p>11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2" calcext:value-type="date">
            <text:p>12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3" calcext:value-type="date">
            <text:p>13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4" calcext:value-type="date">
            <text:p>14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5" calcext:value-type="date">
            <text:p>15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6" calcext:value-type="date">
            <text:p>16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7" calcext:value-type="date">
            <text:p>17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8" calcext:value-type="date">
            <text:p>18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19" calcext:value-type="date">
            <text:p>19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0" calcext:value-type="date">
            <text:p>20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1" calcext:value-type="date">
            <text:p>21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2" calcext:value-type="date">
            <text:p>22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3" calcext:value-type="date">
            <text:p>23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4" calcext:value-type="date">
            <text:p>24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5" calcext:value-type="date">
            <text:p>25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6" calcext:value-type="date">
            <text:p>26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7" calcext:value-type="date">
            <text:p>27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2-28" calcext:value-type="date">
            <text:p>28.02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3">
          <table:table-cell table:style-name="ce67" office:value-type="string" calcext:value-type="string" table:number-columns-spanned="1" table:number-rows-spanned="4">
            <text:p>Ziel / Erreicht</text:p>
          </table:table-cell>
          <table:table-cell table:style-name="ce71" table:number-columns-spanned="3" table:number-rows-spanned="4"/>
          <table:covered-table-cell table:number-columns-repeated="2" table:style-name="ce81"/>
          <table:table-cell table:style-name="ce71" table:number-columns-spanned="3" table:number-rows-spanned="4"/>
          <table:covered-table-cell table:number-columns-repeated="2" table:style-name="ce81"/>
          <table:table-cell table:style-name="ce75" table:number-columns-spanned="1" table:number-rows-spanned="4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1" calcext:value-type="date">
            <text:p>01.03.22</text:p>
          </table:table-cell>
          <table:table-cell table:style-name="ce69" table:number-columns-repeated="5"/>
          <table:table-cell table:style-name="ce72"/>
          <table:table-cell table:style-name="ce85" office:value-type="string" calcext:value-type="string" table:number-columns-spanned="1" table:number-rows-spanned="31">
            <text:p>März</text:p>
          </table:table-cell>
          <table:table-cell table:number-columns-repeated="1016"/>
        </table:table-row>
        <table:table-row table:style-name="ro2">
          <table:table-cell table:style-name="ce66" office:value-type="date" office:date-value="2022-03-02" calcext:value-type="date">
            <text:p>02.03.22</text:p>
          </table:table-cell>
          <table:table-cell table:style-name="ce69" table:number-columns-repeated="5"/>
          <table:table-cell table:style-name="ce72"/>
          <table:covered-table-cell table:style-name="ce86"/>
          <table:table-cell table:number-columns-repeated="1016"/>
        </table:table-row>
        <table:table-row table:style-name="ro2">
          <table:table-cell table:style-name="ce66" office:value-type="date" office:date-value="2022-03-03" calcext:value-type="date">
            <text:p>03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4" calcext:value-type="date">
            <text:p>04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5" calcext:value-type="date">
            <text:p>05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6" calcext:value-type="date">
            <text:p>06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7" calcext:value-type="date">
            <text:p>07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8" calcext:value-type="date">
            <text:p>08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09" calcext:value-type="date">
            <text:p>09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0" calcext:value-type="date">
            <text:p>10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1" calcext:value-type="date">
            <text:p>11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2" calcext:value-type="date">
            <text:p>12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3" calcext:value-type="date">
            <text:p>13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4" calcext:value-type="date">
            <text:p>14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5" calcext:value-type="date">
            <text:p>15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6" calcext:value-type="date">
            <text:p>16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7" calcext:value-type="date">
            <text:p>17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8" calcext:value-type="date">
            <text:p>18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19" calcext:value-type="date">
            <text:p>19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0" calcext:value-type="date">
            <text:p>20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1" calcext:value-type="date">
            <text:p>21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2" calcext:value-type="date">
            <text:p>22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3" calcext:value-type="date">
            <text:p>23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4" calcext:value-type="date">
            <text:p>24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5" calcext:value-type="date">
            <text:p>25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6" calcext:value-type="date">
            <text:p>26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7" calcext:value-type="date">
            <text:p>27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8" calcext:value-type="date">
            <text:p>28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29" calcext:value-type="date">
            <text:p>29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30" calcext:value-type="date">
            <text:p>30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2">
          <table:table-cell table:style-name="ce66" office:value-type="date" office:date-value="2022-03-31" calcext:value-type="date">
            <text:p>31.03.22</text:p>
          </table:table-cell>
          <table:table-cell table:style-name="ce69" table:number-columns-repeated="5"/>
          <table:table-cell table:style-name="ce72"/>
          <table:covered-table-cell table:style-name="Default"/>
          <table:table-cell table:number-columns-repeated="1016"/>
        </table:table-row>
        <table:table-row table:style-name="ro3">
          <table:table-cell table:style-name="ce67" office:value-type="string" calcext:value-type="string" table:number-columns-spanned="1" table:number-rows-spanned="4">
            <text:p>Ziel / Erreicht</text:p>
          </table:table-cell>
          <table:table-cell table:style-name="ce71" table:number-columns-spanned="3" table:number-rows-spanned="4"/>
          <table:covered-table-cell table:number-columns-repeated="2" table:style-name="ce81"/>
          <table:table-cell table:style-name="ce71" table:number-columns-spanned="3" table:number-rows-spanned="4"/>
          <table:covered-table-cell table:number-columns-repeated="2" table:style-name="ce81"/>
          <table:table-cell table:style-name="ce75" table:number-columns-spanned="1" table:number-rows-spanned="4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>
          <table:covered-table-cell table:number-columns-repeated="7" table:style-name="ce81"/>
          <table:covered-table-cell table:style-name="Default"/>
          <table:table-cell table:number-columns-repeated="1016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.00.0000</text:date>, <text:time style:data-style-name="N2" text:time-value="09:38:55.97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12:03:25.852000000</meta:creation-date>
    <dc:date>2022-01-13T09:41:50.821000000</dc:date>
    <meta:editing-duration>PT54M57S</meta:editing-duration>
    <meta:editing-cycles>17</meta:editing-cycles>
    <meta:generator>LibreOffice/7.2.2.2$Windows_X86_64 LibreOffice_project/02b2acce88a210515b4a5bb2e46cbfb63fe97d56</meta:generator>
    <meta:document-statistic meta:table-count="2" meta:cell-count="256" meta:object-count="0"/>
  </office:meta>
</office:document-meta>
</file>